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23, 2021 (11:22:5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4T03:23:06Z</meta:creation-date>
    <dc:date>2021-06-24T03:23:06Z</dc:date>
    <meta:user-defined meta:name="date" meta:value-type="string">June  23, 2021 (11:22:5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